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5.805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6.23cm"/>
    </style:style>
    <style:style style:name="co9" style:family="table-column">
      <style:table-column-properties fo:break-before="auto" style:column-width="5.911cm"/>
    </style:style>
    <style:style style:name="co10" style:family="table-column">
      <style:table-column-properties fo:break-before="auto" style:column-width="4.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6.1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 table:number-columns-spanned="6" table:number-rows-spanned="1">
            <text:p>Bacia do Rio São Francisco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</table:table>
      <table:table table:name="médio" table:style-name="ta1">
        <table:table-column table:style-name="co1" table:default-cell-style-name="ce1"/>
        <table:table-column table:style-name="co5" table:number-columns-repeated="2" table:default-cell-style-name="ce4"/>
        <table:table-column table:style-name="co1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office:value-type="string" calcext:value-type="string" table:number-columns-spanned="6" table:number-rows-spanned="1">
            <text:p>Bacia do Rio São Francisco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</table:table>
      <table:table table:name="baix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5">
          <table:table-cell/>
          <table:table-cell table:style-name="ce6" office:value-type="string" calcext:value-type="string">
            <text:p>codigo: 54810000</text:p>
            <text:p>nome: PORTO ITAPOÃ</text:p>
            <text:p>operadoraS: ANA</text:p>
            <text:p>areaDrenag: 66700.0</text:p>
            <text:p>tipoEstaca: FLU</text:p>
            <text:p>telemetric: False</text:p>
            <text:p>nmMunicipi: SALTO DA DIVISA</text:p>
            <text:p>nmEstado: MINAS GERAIS</text:p>
            <text:p>ini_monito: 1950.0</text:p>
            <text:p>fim_monito: 1966.0</text:p>
            <text:p>n_anos: 16.0</text:p>
            <text:p>disp: 92.89</text:p>
            <text:p>lat: -16.0</text:p>
            <text:p>lon: -39.9333333333333</text:p>
            <text:p/>
          </table:table-cell>
          <table:table-cell office:value-type="string" calcext:value-type="string">
            <text:p>codigo: 1639015</text:p>
            <text:p>nome: SALTO DA DIVISA</text:p>
            <text:p>operadoraS: ANA</text:p>
            <text:p>areaDrenag: NULL</text:p>
            <text:p>tipoEstaca: PLU-FLU</text:p>
            <text:p>telemetric: False</text:p>
            <text:p>nmMunicipi: SALTO DA DIVISA</text:p>
            <text:p>nmEstado: MINAS GERAIS</text:p>
            <text:p>ini_monito: 1938.0</text:p>
            <text:p>fim_monito: 1962.0</text:p>
            <text:p>n_anos: 24.0</text:p>
            <text:p>disp: 88.29</text:p>
            <text:p>lat: -16.0</text:p>
            <text:p>lon: -39.9667</text:p>
            <text:p/>
          </table:table-cell>
          <table:table-cell/>
          <table:table-cell table:style-name="ce7" office:value-type="string" calcext:value-type="string">
            <text:p>codigo: 54790000</text:p>
            <text:p>nome: UHE ITAPEBI MONTANTE 1</text:p>
            <text:p>operadoraS: ITAPEBI</text:p>
            <text:p>areaDrenag: 66600.0</text:p>
            <text:p>tipoEstaca: FLU</text:p>
            <text:p>telemetric: True</text:p>
            <text:p>nmMunicipi: SALTO DA DIVISA</text:p>
            <text:p>nmEstado: MINAS GERAIS</text:p>
            <text:p>ini_monito: 2015.0</text:p>
            <text:p>fim_monito: 2020.0</text:p>
            <text:p>n_anos: 6.0</text:p>
            <text:p>disp: 66.44</text:p>
            <text:p>lat: -16.08</text:p>
            <text:p>lon: -40.05209999999999</text:p>
            <text:p/>
          </table:table-cell>
          <table:table-cell table:style-name="ce7" office:value-type="string" calcext:value-type="string">
            <text:p>codigo: 1640000</text:p>
            <text:p>nome: JACINTO</text:p>
            <text:p>operadoraS: CPRM</text:p>
            <text:p>areaDrenag: NULL</text:p>
            <text:p>tipoEstaca: PLU-FLU</text:p>
            <text:p>telemetric: True</text:p>
            <text:p>nmMunicipi: JACINTO</text:p>
            <text:p>nmEstado: MINAS GERAIS</text:p>
            <text:p>ini_monito: 1948.0</text:p>
            <text:p>fim_monito: 2019.0</text:p>
            <text:p>n_anos: 71.0</text:p>
            <text:p>disp: 97.51</text:p>
            <text:p>lat: -16.1386</text:p>
            <text:p>lon: -40.2903</text:p>
            <text:p/>
          </table:table-cell>
        </table:table-row>
        <table:table-row table:style-name="ro5">
          <table:table-cell/>
          <table:table-cell table:style-name="ce7" office:value-type="string" calcext:value-type="string">
            <text:p>codigo: 54780000</text:p>
            <text:p>nome: JACINTO</text:p>
            <text:p>operadoraS: CPRM</text:p>
            <text:p>areaDrenag: 62700.0</text:p>
            <text:p>tipoEstaca: FLU</text:p>
            <text:p>telemetric: False</text:p>
            <text:p>nmMunicipi: JACINTO</text:p>
            <text:p>nmEstado: MINAS GERAIS</text:p>
            <text:p>ini_monito: 1942.0</text:p>
            <text:p>fim_monito: 2019.0</text:p>
            <text:p>n_anos: 78.0</text:p>
            <text:p>disp: 98.65</text:p>
            <text:p>lat: -16.1358</text:p>
            <text:p>lon: -40.3061</text:p>
            <text:p/>
          </table:table-cell>
          <table:table-cell office:value-type="string" calcext:value-type="string">
            <text:p>codigo: 1639016</text:p>
            <text:p>nome: SALTO DA DIVISA</text:p>
            <text:p>operadoraS: SUDENE</text:p>
            <text:p>areaDrenag: NULL</text:p>
            <text:p>tipoEstaca: PLU-FLU</text:p>
            <text:p>telemetric: False</text:p>
            <text:p>nmMunicipi: SALTO DA DIVISA</text:p>
            <text:p>nmEstado: MINAS GERAIS</text:p>
            <text:p>ini_monito: 2000.0</text:p>
            <text:p>fim_monito: 2001.0</text:p>
            <text:p>n_anos: 0.0</text:p>
            <text:p>disp: 25.0</text:p>
            <text:p>lat: -16.0</text:p>
            <text:p>lon: -39.966499999999996</text:p>
            <text:p/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7" office:value-type="string" calcext:value-type="string">
            <text:p>codigo: 1540019</text:p>
            <text:p>nome: JORDANIA</text:p>
            <text:p>operadoraS: CPRM</text:p>
            <text:p>areaDrenag: NULL</text:p>
            <text:p>tipoEstaca: PLU-FLU</text:p>
            <text:p>telemetric: False</text:p>
            <text:p>nmMunicipi: JORDANIA</text:p>
            <text:p>nmEstado: MINAS GERAIS</text:p>
            <text:p>ini_monito: 1996.0</text:p>
            <text:p>fim_monito: 2019.0</text:p>
            <text:p>n_anos: 24.0</text:p>
            <text:p>disp: 97.25</text:p>
            <text:p>lat: -15.8944</text:p>
            <text:p>lon: -40.1697</text:p>
            <text:p/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digo: 1640007</text:p>
            <text:p>nome: SANTA MARIA DO SALTO</text:p>
            <text:p>operadoraS: SUDENE</text:p>
            <text:p>areaDrenag: NULL</text:p>
            <text:p>tipoEstaca: PLU-FLU</text:p>
            <text:p>telemetric: False</text:p>
            <text:p>nmMunicipi: SANTA MARIA DO SALT</text:p>
            <text:p>nmEstado: MINAS GERAIS</text:p>
            <text:p>ini_monito: 1967.0</text:p>
            <text:p>fim_monito: 2000.0</text:p>
            <text:p>n_anos: 27.0</text:p>
            <text:p>disp: 78.94</text:p>
            <text:p>lat: -16.25</text:p>
            <text:p>lon: -40.1333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9:05:20.9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3-11-28T19:10:13.326000000</dc:date>
    <dc:creator>Welson Avelar</dc:creator>
    <meta:editing-duration>PT54M51S</meta:editing-duration>
    <meta:editing-cycles>19</meta:editing-cycles>
    <meta:generator>LibreOffice/7.6.2.1$Windows_X86_64 LibreOffice_project/56f7684011345957bbf33a7ee678afaf4d2ba333</meta:generator>
    <meta:document-statistic meta:table-count="3" meta:cell-count="35" meta:object-count="0"/>
  </office:meta>
</office:document-meta>
</file>